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1d55" officeooo:paragraph-rsid="00141d55"/>
    </style:style>
    <style:style style:name="P2" style:family="paragraph" style:parent-style-name="Standard">
      <style:text-properties officeooo:rsid="00192ac5" officeooo:paragraph-rsid="00192ac5"/>
    </style:style>
    <style:style style:name="P3" style:family="paragraph" style:parent-style-name="Standard">
      <style:text-properties officeooo:rsid="001961f2" officeooo:paragraph-rsid="001961f2"/>
    </style:style>
    <style:style style:name="P4" style:family="paragraph" style:parent-style-name="Standard">
      <style:text-properties officeooo:rsid="001b46ca" officeooo:paragraph-rsid="001b46ca"/>
    </style:style>
    <style:style style:name="P5" style:family="paragraph" style:parent-style-name="Standard">
      <style:text-properties officeooo:rsid="001b4fa6" officeooo:paragraph-rsid="001b4fa6"/>
    </style:style>
    <style:style style:name="P6" style:family="paragraph" style:parent-style-name="Standard">
      <style:text-properties officeooo:rsid="001baea4" officeooo:paragraph-rsid="001baea4"/>
    </style:style>
    <style:style style:name="P7" style:family="paragraph" style:parent-style-name="Standard">
      <style:text-properties officeooo:rsid="001d867c" officeooo:paragraph-rsid="001d867c"/>
    </style:style>
    <style:style style:name="T1" style:family="text">
      <style:text-properties officeooo:rsid="001961f2"/>
    </style:style>
    <style:style style:name="T2" style:family="text">
      <style:text-properties officeooo:rsid="001b46ca"/>
    </style:style>
    <style:style style:name="T3" style:family="text">
      <style:text-properties officeooo:rsid="001ba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B</text:p>
      <text:p text:style-name="P2">ADOPT A PERUVIAN CAT</text:p>
      <text:p text:style-name="P1"/>
      <text:p text:style-name="P2">PAGE</text:p>
      <text:p text:style-name="P2">Are bored by Corona? Do you need more excitement in your life? Adopt a Peruvian cat! This human animal bonding experience will immediately make you front page news and blow up your social media. <text:span text:style-name="T1">This is the ultimate you-against-the-world experience that will get you the attention you deserve. Get your Instagram trending NOW!</text:span></text:p>
      <text:p text:style-name="P2"/>
      <text:p text:style-name="P6">TAB</text:p>
      <text:p text:style-name="P3">LAWYER UP</text:p>
      <text:p text:style-name="P3"/>
      <text:p text:style-name="P6">PAGE</text:p>
      <text:p text:style-name="P3">Since Peru is <text:span text:style-name="T2">on the international watch list</text:span> for rabies the state will <text:span text:style-name="T2">certainly</text:span> come after you. This is the perfect opportunity to <text:span text:style-name="T2">dip your toe in the law game and get an attorney. This will make you look super important. Everybody who is somebody has one! </text:span></text:p>
      <text:p text:style-name="P3"/>
      <text:p text:style-name="P6">TAB</text:p>
      <text:p text:style-name="P4">OUR CATS</text:p>
      <text:p text:style-name="P4"/>
      <text:p text:style-name="P6">PAGE</text:p>
      <text:p text:style-name="P5">Our pet cats are the perfect mix between <text:span text:style-name="T3">cute and heroin chic. Our you foaming at the mouth to adopt? Take a look at our first batch!</text:span></text:p>
      <text:p text:style-name="P5"/>
      <text:p text:style-name="P6">ITCHY</text:p>
      <text:p text:style-name="P6"/>
      <text:p text:style-name="P6"/>
      <text:p text:style-name="P6">SCRATCHY</text:p>
      <text:p text:style-name="P6"/>
      <text:p text:style-name="P7">THE DONA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1:11:28.801100037</meta:creation-date>
    <dc:date>2020-05-29T14:00:09.775582878</dc:date>
    <meta:editing-duration>PT3M25S</meta:editing-duration>
    <meta:editing-cycles>1</meta:editing-cycles>
    <meta:document-statistic meta:table-count="0" meta:image-count="0" meta:object-count="0" meta:page-count="1" meta:paragraph-count="15" meta:word-count="145" meta:character-count="799" meta:non-whitespace-character-count="668"/>
    <meta:generator>LibreOffice/6.0.7.3$Linux_X86_64 LibreOffice_project/00m0$Build-3</meta:generator>
  </office:meta>
</office:document-meta>
</file>